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B4" style:family="table-cell" style:data-style-name="N0">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B4" style:family="table-cell" style:data-style-name="N0">
      <style:table-cell-properties fo:padding="0.0382in" fo:border-left="0.0069in solid #000000" fo:border-right="0.0069in solid #000000" fo:border-top="none" fo:border-bottom="0.0069in solid #000000"/>
    </style:style>
    <style:style style:name="DocHistory" style:family="table">
      <style:table-properties style:width="5.2674in" fo:margin-left="1in" fo:margin-right="1in" table:align="margins" fo:keep-with-next="always"/>
    </style:style>
    <style:style style:name="DocHistory.A" style:family="table-column">
      <style:table-column-properties style:column-width="0.884in" style:rel-column-width="10997*"/>
    </style:style>
    <style:style style:name="DocHistory.B" style:family="table-column">
      <style:table-column-properties style:column-width="0.9736in" style:rel-column-width="12113*"/>
    </style:style>
    <style:style style:name="DocHistory.C" style:family="table-column">
      <style:table-column-properties style:column-width="3.4097in" style:rel-column-width="4242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2.2208in"/>
    </style:style>
    <style:style style:name="vdmj_5f_statements.B" style:display-name="vdmj_statements.B" style:family="table-column">
      <style:table-column-properties style:column-width="3.7792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weight="normal" style:font-weight-asian="normal" style:font-weight-complex="normal"/>
    </style:style>
    <style:style style:name="P17" style:family="paragraph" style:parent-style-name="Preformatted_20_Text">
      <style:text-properties fo:font-weight="normal" style:font-weight-asian="normal" style:font-weight-complex="normal"/>
    </style:style>
    <style:style style:name="P18" style:family="paragraph" style:parent-style-name="Preformatted_20_Text">
      <style:text-properties fo:color="#000000"/>
    </style:style>
    <style:style style:name="P19" style:family="paragraph" style:parent-style-name="Preformatted_20_Text">
      <style:text-properties fo:font-style="normal" style:font-style-asian="normal" style:font-style-complex="normal"/>
    </style:style>
    <style:style style:name="P20" style:family="paragraph" style:parent-style-name="Preformatted_20_Text">
      <style:text-properties fo:font-style="normal" fo:font-weight="bold" style:font-style-asian="normal" style:font-weight-asian="bold" style:font-style-complex="normal" style:font-weight-complex="bold"/>
    </style:style>
    <style:style style:name="P21" style:family="paragraph" style:parent-style-name="Contents_20_1">
      <style:paragraph-properties>
        <style:tab-stops>
          <style:tab-stop style:position="6.2673in" style:type="right" style:leader-style="dotted" style:leader-text="."/>
        </style:tab-stops>
      </style:paragraph-properties>
    </style:style>
    <style:style style:name="P22" style:family="paragraph" style:parent-style-name="Contents_20_2">
      <style:paragraph-properties>
        <style:tab-stops>
          <style:tab-stop style:position="6.0673in" style:type="right" style:leader-style="dotted" style:leader-text="."/>
        </style:tab-stops>
      </style:paragraph-properties>
    </style:style>
    <style:style style:name="P23" style:family="paragraph" style:parent-style-name="Standard">
      <style:text-properties fo:font-size="6pt" style:font-size-asian="6pt" style:font-size-complex="6pt"/>
    </style:style>
    <style:style style:name="P24" style:family="paragraph" style:parent-style-name="Standard" style:master-page-name="First_20_Page">
      <style:paragraph-properties style:page-number="auto"/>
    </style:style>
    <style:style style:name="P25" style:family="paragraph" style:parent-style-name="Heading_20_1">
      <style:paragraph-properties fo:break-before="page"/>
    </style:style>
    <style:style style:name="P26" style:family="paragraph" style:parent-style-name="Heading_20_2">
      <style:text-properties fo:language="en" fo:country="US"/>
    </style:style>
    <style:style style:name="P27"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28" style:family="paragraph" style:parent-style-name="Heading_20_2">
      <style:text-properties fo:font-style="normal" style:font-style-asian="normal" style:font-style-complex="normal"/>
    </style:style>
    <style:style style:name="P29" style:family="paragraph" style:parent-style-name="Heading_20_3">
      <style:text-properties fo:font-style="normal" style:font-style-asian="normal" style:font-style-complex="normal"/>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fo:font-weight="bold" style:font-weight-asian="bold" style:font-weight-complex="bold"/>
    </style:style>
    <style:style style:name="T11" style:family="text">
      <style:text-properties fo:color="#7f0055" fo:font-weight="bold" style:font-weight-asian="bold" style:font-weight-complex="bold"/>
    </style:style>
    <style:style style:name="T12" style:family="text">
      <style:text-properties fo:color="#0000c0" fo:font-style="italic" style:font-style-asian="italic" style:font-style-complex="italic"/>
    </style:style>
    <style:style style:name="T13" style:family="text">
      <style:text-properties fo:color="#2a00ff"/>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8/05/09</text:modification-date></text:p>
              </table:table-cell>
            </table:table-row>
            <table:table-row>
              <table:table-cell table:style-name="MainTitles.A2" office:value-type="string">
                <text:p text:style-name="Table_20_Contents">Issue</text:p>
              </table:table-cell>
              <table:table-cell table:style-name="MainTitles.B4" office:value-type="float" office:value="0.4">
                <text:p text:style-name="Table_20_Contents">0.4</text:p>
              </table:table-cell>
            </table:table-row>
          </table:table>
          <text:p text:style-name="Table"/>
        </draw:text-box>
      </draw:frame>
      <text:p text:style-name="P24"/>
      <text:list xml:id="list31135096" text:style-name="Outline">
        <text:list-item>
          <text:h text:style-name="P25"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21"><text:s/>0. <text:s/>Document Control<text:tab/>2</text:p>
          <text:p text:style-name="P22"><text:s/>0.1. <text:s/>Table of Contents<text:tab/>2</text:p>
          <text:p text:style-name="P22"><text:s/>0.2. <text:s/>References<text:tab/>2</text:p>
          <text:p text:style-name="P22"><text:s/>0.3. <text:s/>Document History<text:tab/>3</text:p>
          <text:p text:style-name="P21"><text:s/>1. <text:s/>Overview<text:tab/>4</text:p>
          <text:p text:style-name="P22"><text:s/>1.1. <text:s/>Package Overview<text:tab/>4</text:p>
          <text:p text:style-name="P21"><text:s/>2. <text:s/>Package Detail<text:tab/>6</text:p>
          <text:p text:style-name="P22"><text:s/>2.1. <text:s/>vdmj<text:tab/>6</text:p>
          <text:p text:style-name="P22"><text:s/>2.2. <text:s/>Comments<text:tab/>7</text:p>
          <text:p text:style-name="P22"><text:s/>2.3. <text:s/>vdmj.lex<text:tab/>7</text:p>
          <text:p text:style-name="P22"><text:s/>2.4. <text:s/>vdmj.syntax<text:tab/>9</text:p>
          <text:p text:style-name="P22"><text:s/>2.5. <text:s/>vdmj.ast<text:tab/>11</text:p>
          <text:p text:style-name="P22"><text:s/>2.6. <text:s/>vdmj.types<text:tab/>12</text:p>
          <text:p text:style-name="P22"><text:s/>2.7. <text:s/>vdmj.expressions<text:tab/>13</text:p>
          <text:p text:style-name="P22"><text:s/>2.8. <text:s/>vdmj.statements <text:tab/>16</text:p>
          <text:p text:style-name="P22"><text:s/>2.9. <text:s/>vdmj.patterns<text:tab/>16</text:p>
          <text:p text:style-name="P22"><text:s/>2.10. <text:s/>vdmj.traces<text:tab/>18</text:p>
          <text:p text:style-name="P22"><text:s/>2.11. <text:s/>vdmj.definitions<text:tab/>19</text:p>
          <text:p text:style-name="P22"><text:s/>2.12. <text:s/>vdmj.modules<text:tab/>21</text:p>
          <text:p text:style-name="P22"><text:s/>2.13. <text:s/>vdmj.typechecker<text:tab/>22</text:p>
          <text:p text:style-name="P22"><text:s/>2.14. <text:s/>vdmj.pog<text:tab/>24</text:p>
          <text:p text:style-name="P22"><text:s/>2.15. <text:s/>vdmj.runtime<text:tab/>27</text:p>
          <text:p text:style-name="P22"><text:s/>2.16. <text:s/>vdmj.values<text:tab/>29</text:p>
          <text:p text:style-name="P22"><text:s/>2.17. <text:s/>vdmj.commands<text:tab/>31</text:p>
          <text:p text:style-name="P22"><text:s/>2.18. <text:s/>vdmj.messages<text:tab/>32</text:p>
          <text:p text:style-name="P22"><text:s/>2.19. <text:s/>vdmj.debug<text:tab/>32</text:p>
          <text:p text:style-name="P22"><text:s/>2.20. <text:s/>vdmj.util<text:tab/>35</text:p>
        </text:index-body>
      </text:table-of-content>
      <text:list xml:id="list32295431" text:continue-numbering="true" text:style-name="Outline">
        <text:list-item>
          <text:list>
            <text:list-item>
              <text:h text:style-name="P26" text:outline-level="2">References</text:h>
            </text:list-item>
          </text:list>
        </text:list-item>
      </text:list>
      <text:list xml:id="list31137713"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http://www.overturetool.org/.</text:p>
        </text:list-item>
      </text:list>
      <text:list xml:id="list32288703" text:continue-list="list32295431"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A1" office:value-type="string">
            <text:p text:style-name="Table_20_Contents"><text:modification-date style:data-style-name="N37">28/05/09</text:modification-date></text:p>
          </table:table-cell>
          <table:table-cell table:style-name="DocHistory.A1" office:value-type="string">
            <text:p text:style-name="Table_20_Contents">Added the DBGp protocol section, and extended runtime to discuss class initialization.</text:p>
          </table:table-cell>
        </table:table-row>
      </table:table>
      <text:list xml:id="list32268201" text:continue-numbering="true" text:style-name="Outline">
        <text:list-item>
          <text:h text:style-name="Heading_20_1" text:outline-level="1">Overview</text:h>
        </text:list-item>
      </text:list>
      <text:p text:style-name="Text_20_body">VDMJ provides tool support for the VDM-SL and VDM++ specification languages, written in Java. The tool includes a parser, a type checker, an interpreter, a proof obligation generator and a debugger. <text:s/>It is a command line tool only, though it is accessible from graphical environments like Eclipse.</text:p>
      <text:list xml:id="list32271424" text:continue-numbering="true" text:style-name="Outline">
        <text:list-item>
          <text:list>
            <text:list-item>
              <text:h text:style-name="Heading_20_2" text:outline-level="2">Package Overview</text:h>
            </text:list-item>
          </text:list>
        </text:list-item>
      </text:list>
      <text:p text:style-name="Text_20_body">The implementation is divided into 19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two subclasses to parse, type <text:s/>check and interpret a specification in the VDM-SL or VDM++ dialect.</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parser to be used by VDMJ, but without changing the type checking and runtime classes.</text:p>
      <text:p text:style-name="Text_20_body">The vdmj.types package contains value classes that represent the various static types that can be contained in a VDM specification. They are all sub-classes of an abstract Type class.</text:p>
      <text:p text:style-name="Text_20_body"><text:soft-page-break/>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VDM-SL and VDM++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utils package contains common utilities used by all other packages, as well as the native code used by the "stdlib" VDM libraries.</text:p>
      <text:list xml:id="list32273198" text:continue-numbering="true" text:style-name="Outline">
        <text:list-item>
          <text:h text:style-name="Heading_20_1" text:outline-level="1">Package Detail</text:h>
          <text:list>
            <text:list-item>
              <text:h text:style-name="P27"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ICE parser/checker/interpreter.</text:p>
          </table:table-cell>
        </table:table-row>
        <table:table-row table:style-name="vdmj.2">
          <table:table-cell table:style-name="vdmj.A2" office:value-type="string">
            <text:p text:style-name="Table_20_Contents">VDMOV</text:p>
          </table:table-cell>
          <table:table-cell table:style-name="vdmj.B2" office:value-type="string">
            <text:p text:style-name="Table_20_Contents">The main class of the Overture OML parser/checker/interpreter.</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text:p>
          </table:table-cell>
        </table:table-row>
      </table:table>
      <text:p text:style-name="P14"/>
      <text:p text:style-name="P14">The vdmj package contains the “main” abstract VDMJ class for the suite, plus two subclasses to parse, type check and interpret a specification in the VDM-SL, VDM++ or VICE dialect, and one class to use the Overture parser for OML.</text:p>
      <text:p text:style-name="P14">These classes just collect together a sequence of other classes to parse, type check and interpret the specification, depending on the command line arguments. The following (working) example illustrates the principles, using VDMJ packages to create a minimal interactive VDM-SL program:</text:p>
      <text:p text:style-name="Preformatted_20_Text"/>
      <text:p text:style-name="Preformatted_20_Text">public static void main(String[] args) throws Exception</text:p>
      <text:p text:style-name="Preformatted_20_Text">{</text:p>
      <text:p text:style-name="Preformatted_20_Text"><text:span text:style-name="T8"><text:tab/>File file = </text:span><text:span text:style-name="T11">new</text:span><text:span text:style-name="T8"> File(args[0]);</text:span></text:p>
      <text:p text:style-name="Preformatted_20_Text"><text:span text:style-name="T8"><text:tab/>LexTokenReader ltr = </text:span><text:span text:style-name="T11">new</text:span><text:span text:style-name="T8"> LexTokenReader(file, Dialect.</text:span><text:span text:style-name="T12">VDM_SL</text:span><text:span text:style-name="T8">);</text:span></text:p>
      <text:p text:style-name="Preformatted_20_Text"><text:span text:style-name="T8"><text:tab/>ModuleReader mr = </text:span><text:span text:style-name="T11">new</text:span><text:span text:style-name="T8"> ModuleReader(ltr);</text:span></text:p>
      <text:p text:style-name="Preformatted_20_Text"><text:tab/>ModuleList modules = mr.readModules();</text:p>
      <text:p text:style-name="Preformatted_20_Text"/>
      <text:p text:style-name="Preformatted_20_Text"><text:span text:style-name="T8"><text:tab/></text:span><text:span text:style-name="T11">if</text:span><text:span text:style-name="T8"> (mr.getErrorCount() == 0)</text:span></text:p>
      <text:p text:style-name="Preformatted_20_Text"><text:tab/>{</text:p>
      <text:p text:style-name="Preformatted_20_Text"><text:span text:style-name="T8"><text:s text:c="4"/><text:tab/><text:tab/>TypeChecker tc = </text:span><text:span text:style-name="T11">new</text:span><text:span text:style-name="T8"> ModuleTypeChecker(modules);</text:span></text:p>
      <text:p text:style-name="Preformatted_20_Text"><text:s text:c="4"/><text:tab/><text:tab/>tc.typeCheck();</text:p>
      <text:p text:style-name="Preformatted_20_Text"/>
      <text:p text:style-name="Preformatted_20_Text"><text:span text:style-name="T8"><text:s text:c="4"/><text:tab/><text:tab/></text:span><text:span text:style-name="T11">if</text:span><text:span text:style-name="T8"> (TypeChecker.</text:span><text:span text:style-name="T9">getErrorCount</text:span><text:span text:style-name="T8">() == 0)</text:span></text:p>
      <text:p text:style-name="Preformatted_20_Text"><text:s text:c="4"/><text:tab/><text:tab/>{</text:p>
      <text:p text:style-name="P18"><text:s text:c="4"/><text:tab/><text:tab/><text:tab/>ModuleInterpreter interpreter =</text:p>
      <text:p text:style-name="Preformatted_20_Text"><text:span text:style-name="T10"><text:tab/><text:tab/><text:tab/><text:tab/></text:span><text:span text:style-name="T11">new</text:span><text:span text:style-name="T8"> ModuleInterpreter(modules);</text:span></text:p>
      <text:p text:style-name="Preformatted_20_Text"><text:span text:style-name="T8"><text:s text:c="4"/><text:tab/><text:tab/><text:tab/>interpreter.init(</text:span><text:span text:style-name="T11">null</text:span><text:span text:style-name="T8">);</text:span></text:p>
      <text:p text:style-name="P18"><text:s text:c="4"/><text:tab/><text:tab/><text:tab/>CommandReader reader =</text:p>
      <text:p text:style-name="Preformatted_20_Text"><text:span text:style-name="T10"><text:tab/><text:tab/><text:tab/><text:tab/></text:span><text:span text:style-name="T11">new</text:span><text:span text:style-name="T8"> ModuleCommandReader(interpreter, </text:span><text:span text:style-name="T13">"$ "</text:span><text:span text:style-name="T8">);</text:span></text:p>
      <text:p text:style-name="P18"/>
      <text:p text:style-name="Preformatted_20_Text"><text:span text:style-name="T8"><text:s text:c="4"/><text:tab/><text:tab/><text:tab/>List&lt;File&gt; files = </text:span><text:span text:style-name="T11">new</text:span><text:span text:style-name="T8"> Vector&lt;File&gt;();</text:span></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with "Class" substituted for "Module" in the <text:s/>various names (ClassReader, readClasses, ClassTypeChecker etc.).</text:p>
      <text:p text:style-name="Text_20_body">VDMJ has a <text:span text:style-name="T3">-o </text:span><text:span text:style-name="T4">option which causes the parsed and type-checked specification to be written out to the 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text:span><text:soft-page-break/><text:span text:style-name="T4">specified by all four files are written to the one output file. Any input file called "*.lib" (rather than the more normal *.vpp or *.vdm) is assumed to be a pre-compiled library created by </text:span><text:span text:style-name="T3">-o </text:span><text:span text:style-name="T4">and is loaded as </text:span><text:span text:style-name="T4">such without repeating the type checking. This can be faster for very large specifications. The example below shows the creation and use of IO.lib.</text:span></text:p>
      <text:p text:style-name="P19"/>
      <text:p text:style-name="P20">$ vdmpp -o IO.lib stdlib/IO.vpp</text:p>
      <text:p text:style-name="P19">Parsed 1 class in 0.266 secs. No syntax errors</text:p>
      <text:p text:style-name="P19">Type checked 1 class in 0.015 secs. No type errors</text:p>
      <text:p text:style-name="P19">Saved 1 class to IO.lib in 0.125 secs. </text:p>
      <text:p text:style-name="P19"/>
      <text:p text:style-name="P19"/>
      <text:p text:style-name="P20">$ vdmpp -i hello.vpp IO.lib</text:p>
      <text:p text:style-name="P19">Loaded 1 class from IO.lib in 0.219 secs</text:p>
      <text:p text:style-name="P19">Parsed 1 class in 0.422 secs. No syntax errors</text:p>
      <text:p text:style-name="P19">Type checked 1 class in 0.015 secs. No type errors and 1 warning</text:p>
      <text:p text:style-name="P19">Initialized 2 classes in 0.0 secs. </text:p>
      <text:p text:style-name="P19">Interpreter started</text:p>
      <text:p text:style-name="P20">&gt; p new A().op()</text:p>
      <text:p text:style-name="P19">Hello world!</text:p>
      <text:p text:style-name="P19">= true</text:p>
      <text:p text:style-name="P19">Executed in 0.015 secs.</text:p>
      <text:list xml:id="list32281414" text:continue-numbering="true" text:style-name="Outline">
        <text:list-item>
          <text:list>
            <text:list-item>
              <text:h text:style-name="P28" text:outline-level="2">Comments</text:h>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faster to re-parse and check them, though for larger specifications there is an advantage.</text:span></text:p>
      <text:p text:style-name="P15">Note that the serialization of the tree has to be for complete specifications (no unresolved references). This is because there is no link-editing available to combine partial specifications, and VDM++ does not have a way to identify externals (VDM-SL has module imports, but VDM++ has nothing similar). You can load multiple library files, or a mixture of library and source files.</text:p>
      <text:list xml:id="list32285610"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ext:soft-page-break/>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while preserving the line numbers (turning LaTeX markup lines into blank lines).</text:p>
      <text:p text:style-name="Text_20_body">LexTokenStream extends BacktrackInputReader. Its purpose is to make the input file look like a continuous stream of LexTokens. The nextToken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Text_20_body">All value objects in the system which have a sensible position in the source code have a LexLocation associated with them. The class is also used to implement execution coverage tracking.</text:p>
      <text:p text:style-name="Text_20_body">There are several subclasses of LexToken which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32289546" text:continue-numbering="true" text:style-name="Outline">
        <text:list-item>
          <text:list>
            <text:list-item>
              <text:list>
                <text:list-item>
                  <text:h text:style-name="Heading_20_3" text:outline-level="3">Comments</text:h>
                </text:list-item>
              </text:list>
            </text:list-item>
          </text:list>
        </text:list-item>
      </text:list>
      <text:p text:style-name="Text_20_body">To report accurate line positions, the token reader has to know the width of tabs. This is currently fixed at 4 characters by the TABSTOP field of LexTokenReader. It should probably be a settable field.</text:p>
      <text:p text:style-name="Text_20_body">There is some modest ugliness concerned with the parsing of certain symbol sequences that look like <text:soft-page-break/>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The intention wa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the presence or absence of the class qualifier in a name can have semantic significance – explicitly identifying a member in a class hierarchy for example, with "object.X`name()". So LexNameTokens <text:s/>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function/operation overloading, LexNameTokens optionally include a TypeList, qualifier representing the parameter types of the function or operation. The qualifier, if present, is used in the equals method of the class, and when searching for a name in a function/operation apply,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2295935"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re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it must depend on the LexTokenReader it contain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text:soft-page-break/></text:p>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and past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2264675"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2283706"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2276162" text:continue-numbering="true" text:style-name="Outline">
        <text:list-item>
          <text:list>
            <text:list-item>
              <text:list>
                <text:list-item>
                  <text:h text:style-name="Heading_20_3" text:outline-level="3">Comments</text:h>
                </text:list-item>
              </text:list>
            </text:list-item>
          </text:list>
        </text:list-item>
      </text:list>
      <text:p text:style-name="Text_20_body">This is a very large monolithic class, which should probably be broken up.</text:p>
      <text:p text:style-name="Text_20_body">The Overture parser is compiled using Java 1.6, but the interface does not use generics – for example, the <text:span text:style-name="T3">get </text:span><text:span text:style-name="T4">methods to extract a list of classes from a specification is declared as a raw Vector, </text:span><text:span text:style-name="T4">not a List&lt;IOmlClass&gt;. The converter assumes that the get methods will be converted to use generics one day, and assigns their return values to (likely) generic values, like List&lt;IOml...&gt;. To get this to compile, there is a class-wide annotation to suppress unchecked warnings. When the AST interface is upgraded, this can be removed and the compiler should point out any type inconsistencies between the assumed interface and the actual declarations (though since the code works, this is very likely to be right).</text:span></text:p>
      <text:list xml:id="list32264757"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text:soft-page-break/>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 which implements this is BooleanType;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and they must be turned into a single product type (TypeList) or a single union type (TypeSet). The ProductType and UnionType classes contain one TypeList and TypeSet, respectively.</text:p>
      <text:list xml:id="list32270250"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Do we call them products or tuples? <text:s/>I went for ProductTypes and TupleValues in the end.</text:p>
      <text:list xml:id="list32290073"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in functions).</text:p>
      <text:p text:style-name="Text_20_body">The typeCheck method returns a Type which indicates the result of evaluat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s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in which case execution stops and the DebuggerReader is invoked.</text:p>
      <text:p text:style-name="Text_20_body">The PlusExpression evaluates its left and right hand sides, and converts the resulting Value objects to raw Java doubles. The result is a new Value, creating using the valueOf method of NumericValue, which will create the simplest type of NumericValue capable of holding the result of the addition – for example, this might be an IntegerValue or a NaturalOneValue or a RealValue.</text:p>
      <text:p text:style-name="Text_20_body">Note that the code may throw a ValueException, and that this is caught within the eval method rather than being propagated. This can only occur in the conversion of the sub-expression results to doubles, or the construction of the resulting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text:p>
      <text:p text:style-name="Text_20_body">The most complex evaluations are for functions and operations, but these are delegated to the corresponding FunctionValue and OperationValue classes. This is so that a function can be separately created (for example via a lambda expression) and applied. Operations cannot be created like this, but having operation values too means that, in VDM++,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text:s text:c="4"/><text:tab/>try</text:p>
      <text:p text:style-name="Preformatted_20_Text"><text:s text:c="4"/><text:tab/>{</text:p>
      <text:p text:style-name="Preformatted_20_Text"><text:soft-page-break/><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2287723"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2264425"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32281017" text:continue-numbering="true" text:style-name="Outline">
        <text:list-item>
          <text:list>
            <text:list-item>
              <text:list>
                <text:list-item>
                  <text:h text:style-name="Heading_20_3" text:outline-level="3"><text:soft-page-break/>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2283678"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like “values” definitions) when the actual values of the definition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d to UnresolvedTypes that need to be resolved early in the type check.</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text:soft-page-break/>content, the order of processing in a bind (and therefore any looseness based on it) is consistent.</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2293348"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2292719"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ext:soft-page-break/>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CallObject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
      <text:p text:style-name="Text_20_body"/>
      <text:p text:style-name="Text_20_body">The vdm.traces package includes classes to represent the definitions which can occur in a VDM++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operation applies (of CallObjectStatements).</text:p>
      <text:p text:style-name="Text_20_body">A NamedTraceDefinition (see below) is created for each parsed trace definition, and this produces an operation in the class which, when executed, will expand the trace and execute all of the tests in turn. Between each test execution the system is initialized (the init method of the ClassInterpreter) and a new object is created to run the test. <text:s/>The body of these operations are TraceStatements, which are constructed with reference to their NamedTraceDefinition. The eval method of this class first gets a TestSequence from the NamedTraceDefinition. Then it creates an Environment which is suitable to type check the statements in the tests – it is necessary to type check statements before their execution. Then for each CallSequence in the TestSequence, it initializes the ClassInterpreter, and calls its runtrace method, passing the CallSequence and the Environment. The runtrace method executes the test and returns a list of java.lang.Object, being either the return values from the test steps or error messages, and the last item will always be an instance of a Verdict object, indicating the test outcome. Tests which have a FAILED verdict are "stemmed" and then remaining tests in the TestSequence which have the same stem are marked as "filtered" by this test – ie. there is no point in running them because their initial sequence of calls will fail at the same point, for the same reason. Before each tests is executed, its filtered flag is tested, and such tests are not executed.</text:p>
      <text:list xml:id="list32276800"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Filtering is done by creating the toString of the failed test stem, and String.startsWith of the toStrings of the remaining tests. This creates the toStrings many times and isn't very efficient.</text:p>
      <text:list xml:id="list32290732" text:continue-numbering="true" text:style-name="Outline">
        <text:list-item>
          <text:list>
            <text:list-item>
              <text:h text:style-name="Heading_20_2" text:outline-level="2"><text:soft-page-break/>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clas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VDM++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ext:soft-page-break/>the following tasks in its typeCheck method:</text:p>
      <text:list xml:id="list31133673"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text:soft-page-break/>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5 for more information about runtime variable access.</text:p>
      <text:list xml:id="list32268101" text:continue-list="list32290732"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2279722"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2295423"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ext:soft-page-break/>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and VDM++ specifications. Most of the actual type checking is performed by the definition, expression and statement 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VDM-SL and VDM++, though the checking of the basic statements and expressions is very similar. Therefore there is a common abstract TypeChecker class with two subclasses to deal with VDM_SL and VDM++: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2271266" text:continue-list="list31133673"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text:soft-page-break/>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y is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in scope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2291657"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ext:soft-page-break/>The TypeComparator is also involved in proof obligation generation for subtype testing (see below. This is effectively a "definite semantics" check).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2287333" text:continue-list="list32295423"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2280539"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soft-page-break/><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6">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soft-page-break/>{</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7"/>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2284765"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2268459" text:continue-numbering="true" text:style-name="Outline">
        <text:list-item>
          <text:list>
            <text:list-item>
              <text:h text:style-name="Heading_20_2" text:outline-level="2"><text:soft-page-break/>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row table:style-name="vdmj_5f_runtime.2">
          <table:table-cell table:style-name="vdmj_5f_runtime.A2" office:value-type="string">
            <text:p text:style-name="Table_20_Contents">VDMThread</text:p>
          </table:table-cell>
          <table:table-cell table:style-name="vdmj_5f_runtime.B2" office:value-type="string">
            <text:p text:style-name="Table_20_Contents">A class representing a VDM thread.</text:p>
          </table:table-cell>
        </table:table-row>
        <table:table-row table:style-name="vdmj_5f_runtime.2">
          <table:table-cell table:style-name="vdmj_5f_runtime.A2" office:value-type="string">
            <text:p text:style-name="Table_20_Contents">VDMThreadSet</text:p>
          </table:table-cell>
          <table:table-cell table:style-name="vdmj_5f_runtime.B2" office:value-type="string">
            <text:p text:style-name="Table_20_Contents">A class containing all active VDM threads.</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StopException</text:p>
          </table:table-cell>
          <table:table-cell table:style-name="vdmj_5f_runtime_5f_exceptions.B2" office:value-type="string">
            <text:p text:style-name="Table_20_Contents">An exception passed between threads to cause them to abort.</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ext:soft-page-break/>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let each module initialize itself. <text:s/>The ClassInterpreter will then take the global public static scope and add the private static scope of the default class before starting. The ModuleInterpreter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text:p>
      <text:p text:style-name="Preformatted_20_Text"><text:tab/><text:tab/>new FlatCheckedEnvironment(createdDefinitions.asList(), env);</text:p>
      <text:p text:style-name="Preformatted_20_Text"><text:tab/>typeCheck(expr, created);</text:p>
      <text:p text:style-name="Preformatted_20_Text"/>
      <text:p text:style-name="Preformatted_20_Text"><text:tab/>return execute(expr, dbgp);</text:p>
      <text:p text:style-name="Preformatted_20_Text">}</text:p>
      <text:p text:style-name="Preformatted_20_Text"/>
      <text:p text:style-name="Preformatted_20_Text">private Value execute(Expression expr, DBGPReader dbgp)</text:p>
      <text:p text:style-name="Preformatted_20_Text">{</text:p>
      <text:p text:style-name="Preformatted_20_Text"><text:tab/>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text:p>
      <text:p text:style-name="Preformatted_20_Text"><text:tab/>return expr.eval(mainContext);</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RootContext is created, the global public static content is added, any created values are added, the threads system is initialized, and lastly the expression passed is evaluated in the context constructed. The return value is the result of the execute method.</text:p>
      <text:p text:style-name="Text_20_body">Breakpoints are objects that exist in all expressions and statements – ie. inside anything that is directly executed. Breakpoint is the main class, with two sub-classes: Stoppoint and Tracepoint. All breakpoints have a “check” method which is called at the start of every expression and statement execution (and so must be fast!). The method is responsible for deciding whether to stop, and also recording that the statement or expression was reached for code coverage. In the case of a Stoppoint, the code must stop if it has no “test” expression, or the test evaluates to true (this is a user-inserted breakpoint); a Tracepoint will not stop, but it must evaluate its “show” expression and display it; and a regular Breakpoint will only stop if we are single-stepping. If the breakpoint decides to stop, it instantiates a DebuggerReader class, which is responsible for interacting with the user via the command line (alternatively, it interacts with the current DBGPReader object – see 2.18). As users set and clear breakpoints, the affected expression or statement is found (using findExpression) and the breakpoint member of the Expression or Statement object affected is changed by DebuggerReader. The interpreter manages the list of current breakpoints set, and the DebuggerReader has a reference to the interpreter. This also enables the DebuggerReader to evaluate “ad hoc” expressions when a stop point is reached. The SourceFile class enables selected source files to be read and lines displayed for clearer single stepping and breakpoint management, as well as displaying test coverage <text:soft-page-break/>output.</text:p>
      <text:p text:style-name="Text_20_body">The DebuggerReader’s run method is internally synchronized on the DebuggerReader class. This is to prevent more than one thread (in VDM++) from gaining control of the console. It unfortunately means that single stepping can have confusing results if many threads have actually stopped and are waiting for access to the console. See the User Guide for more information about this.</text:p>
      <text:p text:style-name="Text_20_body">A StartStatement creates new VDMThread classes (which extend java.lang.Thread) to execute the VDM threads started. These create new ObjectContexts to form the root of the thread based on the object instance started, and otherwise perform a normal execution of the “thread” statements defined in the class, via a synthetic ThreadStatement. VDMThreads add themselves to the set managed by VDMThreadSet, and this also provides methods to suspend, resume or abort all threads in one go, which is used by the debugger.</text:p>
      <text:p text:style-name="Text_20_body">Context objects include a ThreadState field, a reference to which is copied as Contexts are chained together, and the initial value of which is set when execution of a thread starts. The ThreadState tells the breakpoint system whether the current thread is suspended or single-stepping etc., and is used in the check method, and is manipulated by the DebuggerReader.</text:p>
      <text:p text:style-name="Text_20_body">Thread scheduling is left entirely to the Java thread scheduler. All threads have the same priority.</text:p>
      <text:list xml:id="list32271640"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runtime system is quite complicated, and should probably be cleaned up. Here are a few points of interest:</text:p>
      <text:list xml:id="list32290763" text:continue-list="list32291657" text:style-name="List_20_1">
        <text:list-item>
          <text:p text:style-name="List_20_1_20_Start">The runtime system is initialized from the ClassList or ModuleList classes' initialize<text:span text:style-name="T4"> method.</text:span></text:p>
        </text:list-item>
        <text:list-item>
          <text:p text:style-name="List_20_1_20_Cont."><text:span text:style-name="T4">VDM++ has to initialize the statics for each class first. This is done in two steps via methods on the ClassDefinitions. The first, setStatics creates the functions, operations and types – these do not have initializers; the second setStaticValues covers instance variables and values, which can make calls to other static methods in their initializers.</text:span></text:p>
        </text:list-item>
        <text:list-item>
          <text:p text:style-name="List_20_1_20_Cont."><text:span text:style-name="T4">Value initializers can make forward references to other values which are not yet initialized. This causes characteristic exceptions, which are caught (ignored) and produce a second pass of the setStaticValues initialization – up to a limit (currently 3). This ought to be done by working out the reference graph for the initializers.</text:span></text:p>
        </text:list-item>
        <text:list-item>
          <text:p text:style-name="List_20_1_20_Cont."><text:span text:style-name="T4">The static data thus initialized is written to a Context passed in (which becomes the global static environment). Static name value pairs are also written to maps inside the ClassDefinition – static data resides "in" the ClassDefinition at runtime.</text:span></text:p>
        </text:list-item>
        <text:list-item>
          <text:p text:style-name="List_20_1_20_Cont."><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List_20_1_20_Cont."><text:span text:style-name="T6">Lastly, local definitions are used to override anything inherited, and the set of members are passed, together with the superclass objects, to the ObjectValue constructor.</text:span></text:p>
        </text:list-item>
        <text:list-item>
          <text:p text:style-name="List_20_1_20_End"><text:span text:style-name="T6">If the class defines an operation with the same name as the class (a constructor), it is called.</text:span></text:p>
        </text:list-item>
      </text:list>
      <text:p text:style-name="Text_20_body"><text:span text:style-name="T6">At runtime, an object's "self"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span></text:p>
      <text:list xml:id="list32292881" text:continue-list="list32271640" text:style-name="Outline">
        <text:list-item>
          <text:list>
            <text:list-item>
              <text:h text:style-name="Heading_20_2" text:outline-level="2"><text:soft-page-break/>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delegates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ValueListener (optionally), which is called back when the set method is called. This is used to invoke class or state invariant functions when values are changed.</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text:soft-page-break/>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list xml:id="list32277908"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list xml:id="list32281548"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and VDM++.</text:p>
      <text:list xml:id="list32284652"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list xml:id="list32284260" text:continue-numbering="true" text:style-name="Outline">
        <text:list-item>
          <text:list>
            <text:list-item>
              <text:h text:style-name="Heading_20_2" text:outline-level="2"><text:soft-page-break/>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2.18).</text:p>
      <text:list xml:id="list32285925"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ext:soft-page-break/>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2.1). The command line arguments are as follows:</text:p>
      <text:p text:style-name="Preformatted_20_Text"/>
      <text:p text:style-name="Preformatted_20_Text"><text:tab/>&lt;host&gt; &lt;port&gt; &lt;ide key&gt; &lt;dialect&gt; &lt;expression&gt; {&lt;filename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dialect is one of the values of the Dialect enum ("VDM_SL" or "VDM_PP", see 2.2), the expression is the main expression to be evaluated, and the list of filenames identify the specification itself. Each filename is in the form of a file URI ("<text:a xlink:type="simple" xlink:href="//.">file:/</text:a>...").</text:p>
      <text:p text:style-name="Text_20_body">Depending on the dialect, DBGPReader creates an instance of VDMPP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PP or VDMSL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c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oft-page-break/><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or VDM++.</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2.14). But when the process is being remotely debugged, the breakpoint will find the DBGPReader object associated with its thread context, and call its "stopped" method. This sets the state of the debugger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debugger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open its own connection to the IDE, and be stored in the new thread's context. When the second thread reaches a breakpoint, it will respond to the IDE on its own connection. The main thread may still be running – if the IDE chooses to stop all threads at a breakpoint, it must do so by interrupting the other threads by sending commands on their connections, though to do so, the DBGPReader must be able to handle asynchronous commands (receiving commands while it is running, not just at breakpoints). This functionality is not yet available.</text:p>
      <text:p text:style-name="Text_20_body"><text:span text:style-name="T4">The IDE can request that stdout/stderr output from the debugged process be sent to the IDE rather </text:span><text:span text:style-name="T4">than (or as well as) to the usual console. If such a command is received, the Console class is called (see 2.17), and a Redirector is added to the appropriate stream. These objects are passed a DBGPReader reference and use this to send output to the IDE when directed to do so.</text:span></text:p>
      <text:list xml:id="list32279651" text:continue-numbering="true" text:style-name="Outline">
        <text:list-item>
          <text:list>
            <text:list-item>
              <text:list>
                <text:list-item>
                  <text:h text:style-name="P29"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simply if checkpoints (ie. at the start of every expression or statement) <text:s/>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interrupt" method of VDM threads.</text:p>
      <text:p text:style-name="P15"><text:soft-page-break/>If you attempt to evaluate something at a breakpoint which causes another breakpoint to be hit, the system will trap back into the DBGPReader again (ie, three re-entrant calls to "run"). This should behave as you expect (ie. continue will take you back out to the first breakpoint), but whether it does what the Eclipse IDE expects remains to be seen. Ideally, breakpoints need to be disabled while stopped at a breakpoint, though there may be issues with multiple threads which can still be running.</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d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2285437"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IO</text:p>
          </table:table-cell>
          <table:table-cell table:style-name="vdmj_5f_commands_5f_enum.B2" office:value-type="string">
            <text:p text:style-name="Table_20_Contents">The native IO library</text:p>
          </table:table-cell>
        </table:table-row>
        <table:table-row table:style-name="vdmj_5f_commands_5f_enum.2">
          <table:table-cell table:style-name="vdmj_5f_commands_5f_enum.A2" office:value-type="string">
            <text:p text:style-name="Table_20_Contents">VDMUtils</text:p>
          </table:table-cell>
          <table:table-cell table:style-name="vdmj_5f_commands_5f_enum.B2" office:value-type="string">
            <text:p text:style-name="Table_20_Contents">The native VDMUtils library</text:p>
          </table:table-cell>
        </table:table-row>
        <table:table-row table:style-name="vdmj_5f_commands_5f_enum.2">
          <table:table-cell table:style-name="vdmj_5f_commands_5f_enum.A2" office:value-type="string">
            <text:p text:style-name="Table_20_Contents">MATH</text:p>
          </table:table-cell>
          <table:table-cell table:style-name="vdmj_5f_commands_5f_enum.B2" office:value-type="string">
            <text:p text:style-name="Table_20_Contents">The native MATH library</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The IO, VDMUtils and MATH classes implement the native interceptors for the standard CSK library routines. These are “not yet implemented” in the VDM source code, but the VDMJ classes for “not yet implemented” will intercept various reserved function/operation names and call these class' static methods instead.</text:p>
      <text:p text:style-name="Text_20_body">Base64 does what you would expect. It is used by the DBGp protoc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ainHeading" style:family="table">
      <style:table-properties style:width="7.2701in" table:align="margins" fo:keep-with-next="always"/>
    </style:style>
    <style:style style:name="MainHeading.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date style:data-style-name="N37" text:date-value="2009-05-28T12:17:31.21">28/05/09</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0.4</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36</text:page-number> of <text:page-count style:num-format="1">36</text:page-count></text:p>
            </table:table-cell>
          </table:table-row>
        </table:table>
        <text:p text:style-name="Table"/>
      </style:footer>
    </style:master-page>
    <style:master-page style:name="First_20_Page" style:display-name="First Page" style:page-layout-name="Mpm2" style:next-style-name="Standard">
      <style:header>
        <table:table table:name="MainHeading" table:style-name="MainHeading">
          <table:table-column table:style-name="Main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modification-date style:data-style-name="N37">28/05/09</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80</meta:editing-cycles>
    <meta:editing-duration>PT26H11M49S</meta:editing-duration>
    <dc:date>2009-05-28T12:17:31.04</dc:date>
    <dc:creator>Nick Battle</dc:creator>
    <meta:keyword>VDMJ</meta:keyword>
    <dc:subject>VDMJ</dc:subject>
    <meta:document-statistic meta:table-count="36" meta:image-count="0" meta:object-count="0" meta:page-count="36" meta:paragraph-count="1044" meta:word-count="16442" meta:character-count="104855"/>
    <meta:user-defined meta:name="Info 1"/>
    <meta:user-defined meta:name="Info 2"/>
    <meta:user-defined meta:name="Info 3"/>
    <meta:user-defined meta:name="Info 4"/>
    <meta:template xlink:type="simple" xlink:actuate="onRequest" xlink:title="StructuredTemplate" xlink:href="/profiles/battlenc/Application%20Data/OpenOffice.org/3/user/template/StructuredTemplate.ott" meta:date="2008-11-04T11:08:34"/>
  </office:meta>
</office:document-meta>
</file>